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Menlo" svg:font-family="Menlo"/>
    <style:font-face style:name="Times" svg:font-family="Times"/>
    <style:font-face style:name="Trebuchet MS" svg:font-family="Trebuchet MS"/>
  </office:font-face-decls>
  <office:automatic-styles>
    <style:style style:name="P1" style:family="paragraph" style:parent-style-name="Standard">
      <style:paragraph-properties fo:margin-bottom="0.1390in" fo:text-align="end"/>
      <style:text-properties style:font-name="Arial" fo:font-size="15.0pt" fo:color="#666666"/>
    </style:style>
    <style:style style:name="P2" style:family="paragraph" style:parent-style-name="Standard">
      <style:paragraph-properties fo:line-height="115%"/>
      <style:text-properties style:font-name="Arial" fo:font-size="11.0pt" fo:color="#000000"/>
    </style:style>
    <style:style style:name="P3" style:family="paragraph" style:parent-style-name="Standard">
      <style:paragraph-properties fo:line-height="115%"/>
      <style:text-properties style:font-name="Times" fo:font-size="12.0pt" fo:color="#000000"/>
    </style:style>
    <style:style style:name="P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5" style:family="paragraph" style:parent-style-name="Standard">
      <style:paragraph-properties fo:line-height="115%"/>
      <style:text-properties style:font-name="Times" fo:font-size="12.0pt" fo:color="#008800"/>
    </style:style>
    <style:style style:name="P6" style:family="paragraph" style:parent-style-name="Standard">
      <style:paragraph-properties fo:line-height="115%"/>
      <style:text-properties style:font-name="Times" fo:font-size="12.0pt" fo:color="#000088"/>
    </style:style>
    <style:style style:name="P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000000"/>
    </style:style>
    <style:style style:name="P8"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008800"/>
    </style:style>
    <style:style style:name="P9" style:family="paragraph" style:parent-style-name="Standard">
      <style:paragraph-properties style:line-height-at-least="0.1944in"/>
      <style:text-properties style:font-name="Trebuchet MS" fo:font-size="12.0pt" fo:color="#000000" fo:background-color="#f9f9f9"/>
    </style:style>
    <style:style style:name="P10" style:family="paragraph" style:parent-style-name="Standard">
      <style:paragraph-properties>
        <style:tab-stops>
          <style:tab-stop style:position="0.3889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Menlo" fo:font-size="11.0pt" fo:color="#2fb41d" fo:background-color="#ffffff"/>
    </style:style>
    <style:style style:name="P11" style:family="paragraph" style:parent-style-name="Standard">
      <style:paragraph-properties fo:line-height="115%"/>
      <style:text-properties style:font-name="Times" fo:font-size="12.0pt" fo:color="#660066"/>
    </style:style>
    <style:style style:name="P12" style:family="paragraph" style:parent-style-name="Standard">
      <style:paragraph-properties fo:text-indent="0.5000in" fo:line-height="115%"/>
      <style:text-properties style:font-name="Times" fo:font-size="12.0pt" fo:color="#000000"/>
    </style:style>
    <style:style style:name="P13" style:family="paragraph" style:parent-style-name="Standard">
      <style:paragraph-properties fo:line-height="115%"/>
      <style:text-properties style:font-name="Times" fo:font-size="12.0pt" fo:color="#666600"/>
    </style:style>
    <style:style style:name="P1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666600"/>
    </style:style>
    <style:style style:name="P1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000088"/>
    </style:style>
    <style:style style:name="T1" style:family="text">
      <style:text-properties fo:font-weight="bold" fo:font-weight-asian="bold" fo:font-weight-complex="bold"/>
    </style:style>
    <style:style style:name="T2" style:family="text">
      <style:text-properties fo:color="#666600"/>
    </style:style>
    <style:style style:name="T3" style:family="text">
      <style:text-properties fo:color="#006666"/>
    </style:style>
    <style:style style:name="T4" style:family="text">
      <style:text-properties style:text-underline-style="solid"/>
    </style:style>
    <style:style style:name="T5" style:family="text">
      <style:text-properties fo:color="#000000"/>
    </style:style>
    <style:style style:name="T6" style:family="text">
      <style:text-properties fo:color="#000088"/>
    </style:style>
    <style:style style:name="T7" style:family="text">
      <style:text-properties fo:color="#008800"/>
    </style:style>
    <style:style style:name="T8" style:family="text">
      <style:text-properties style:text-underline-style="solid" fo:color="#666600"/>
    </style:style>
    <style:style style:name="T9" style:family="text">
      <style:text-properties style:text-underline-style="solid" fo:color="#000000"/>
    </style:style>
    <style:style style:name="T10" style:family="text">
      <style:text-properties style:text-underline-style="solid" fo:color="#000088"/>
    </style:style>
    <style:style style:name="T11" style:family="text">
      <style:text-properties fo:letter-spacing="0.0000in"/>
    </style:style>
    <style:style style:name="T12" style:family="text">
      <style:text-properties fo:letter-spacing="0.0000in" fo:color="#fb0007"/>
    </style:style>
    <style:style style:name="T13" style:family="text">
      <style:text-properties fo:color="#660066"/>
    </style:style>
    <style:style style:name="T14" style:family="text">
      <style:text-properties style:text-underline-style="solid" fo:color="#660066"/>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
      <text:p text:style-name="P2"><text:span text:style-name="T1">1 (PHP) - Surlignez <text:s/>la /les <text:s/>bonne réponse(s).</text:span></text:p>
      <text:p text:style-name="P3">$myVar <text:span text:style-name="T2">=</text:span><text:s/><text:span text:style-name="T2">"</text:span>variable<text:span text:style-name="T2">";</text:span></text:p>
      <text:p text:style-name="P3">echo $myVar<text:span text:style-name="T2">[</text:span><text:span text:style-name="T3">2</text:span><text:span text:style-name="T2">];</text:span></text:p>
      <text:p text:style-name="P2"/>
      <text:p text:style-name="P2">Quelle est la sortie de ce script ?</text:p>
      <text:list text:style-name="L1">
        <text:list-item>
          <text:p text:style-name="P4">r</text:p>
        </text:list-item>
        <text:list-item>
          <text:p text:style-name="P4">a</text:p>
        </text:list-item>
        <text:list-item>
          <text:p text:style-name="P4"><text:span text:style-name="T4">une erreur</text:span></text:p>
        </text:list-item>
      </text:list>
      <text:p text:style-name="P2"/>
      <text:p text:style-name="P2"><text:span text:style-name="T1">2 (PHP) - Surlignez <text:s/>la /les <text:s/>bonne réponse(s).</text:span></text:p>
      <text:p text:style-name="P5"><text:span text:style-name="T5">$myVar </text:span><text:span text:style-name="T2">=</text:span><text:span text:style-name="T5"><text:s/></text:span>"checkpoint";</text:p>
      <text:p text:style-name="P3"><text:span text:style-name="T6">if</text:span><text:s/><text:span text:style-name="T2">(</text:span>$myVar <text:span text:style-name="T2">==</text:span><text:s/><text:span text:style-name="T7">"wcs"</text:span><text:span text:style-name="T2">)</text:span><text:s/>{</text:p>
      <text:p text:style-name="P3"><text:tab/>echo <text:span text:style-name="T7">"wcs";</text:span></text:p>
      <text:p text:style-name="P6"><text:span text:style-name="T2">}</text:span><text:span text:style-name="T5"><text:s/></text:span>else<text:span text:style-name="T5"><text:s/>{</text:span></text:p>
      <text:p text:style-name="P3"><text:tab/>echo $myVar;</text:p>
      <text:p text:style-name="P3">}</text:p>
      <text:p text:style-name="P2"/>
      <text:p text:style-name="P2">Quelle est la sortie de ce script ?</text:p>
      <text:list text:style-name="L1">
        <text:list-item>
          <text:p text:style-name="P4">wcs</text:p>
        </text:list-item>
        <text:list-item>
          <text:p text:style-name="P4">checkpoint</text:p>
        </text:list-item>
        <text:list-item>
          <text:p text:style-name="P4">wcscheckpoint</text:p>
        </text:list-item>
        <text:list-item>
          <text:p text:style-name="P4">checkpointwcs</text:p>
        </text:list-item>
      </text:list>
      <text:p text:style-name="P2"/>
      <text:p text:style-name="P2"><text:span text:style-name="T1">3 (PHP) <text:s/>- Surlignez la /les bonne réponse(s).</text:span></text:p>
      <text:p text:style-name="P2">Comment récupérer <text:s/>les données d’un formulaire utilisant l’attribut method=”post”.</text:p>
      <text:p text:style-name="P2"/>
      <text:list text:style-name="L1">
        <text:list-item>
          <text:p text:style-name="P7">$_SERVER<text:span text:style-name="T2">[];</text:span></text:p>
        </text:list-item>
        <text:list-item>
          <text:p text:style-name="P7">$_GET<text:span text:style-name="T2">[];</text:span></text:p>
        </text:list-item>
        <text:list-item>
          <text:p text:style-name="P7">$_REQUEST<text:span text:style-name="T2">[];</text:span></text:p>
        </text:list-item>
        <text:list-item>
          <text:p text:style-name="P7"><text:span text:style-name="T4">$_POST</text:span><text:span text:style-name="T8">[];</text:span></text:p>
        </text:list-item>
      </text:list>
      <text:p text:style-name="P2"/>
      <text:p text:style-name="P2"><text:span text:style-name="T1">4 (SQL) <text:s/>- Surlignez la /les bonnes réponse(s).</text:span></text:p>
      <text:p text:style-name="P2">Quels mots clés puis je utiliser pour supprimer les données d’une table</text:p>
      <text:p text:style-name="P2"/>
      <text:list text:style-name="L1">
        <text:list-item>
          <text:p text:style-name="P7">DROP</text:p>
        </text:list-item>
        <text:list-item>
          <text:p text:style-name="P7"><text:span text:style-name="T4">TRUNCATE</text:span></text:p>
        </text:list-item>
        <text:list-item>
          <text:p text:style-name="P7">DELETE</text:p>
        </text:list-item>
        <text:list-item>
          <text:p text:style-name="P7">REMOVE</text:p>
        </text:list-item>
      </text:list>
      <text:p text:style-name="P2"/>
      <text:p text:style-name="P2"/>
      <text:p text:style-name="P2"><text:span text:style-name="T1">5 (PHP) <text:s/>- Surlignez la/les bonne réponse(s).</text:span></text:p>
      <text:p text:style-name="P2"/>
      <text:p text:style-name="P2">Comment peut-on créer un tableau en PHP ?</text:p>
      <text:p text:style-name="P2"/>
      <text:list text:style-name="L1">
        <text:list-item>
          <text:p text:style-name="P8"><text:span text:style-name="T5"/><text:span text:style-name="T9">$fruits </text:span><text:span text:style-name="T8">=</text:span><text:span text:style-name="T9"><text:s/></text:span><text:span text:style-name="T10">array</text:span><text:span text:style-name="T8">(</text:span><text:span text:style-name="T4">"Banana"</text:span><text:span text:style-name="T8">,</text:span><text:span text:style-name="T9"><text:s/></text:span><text:span text:style-name="T4">"Apple"</text:span><text:span text:style-name="T8">,</text:span><text:span text:style-name="T9"><text:s/></text:span><text:span text:style-name="T4">"Mango"</text:span><text:span text:style-name="T8">); </text:span></text:p>
        </text:list-item>
        <text:list-item>
          <text:p text:style-name="P8"><text:span text:style-name="T5">$fruits </text:span><text:span text:style-name="T2">=</text:span><text:span text:style-name="T5"><text:s/></text:span>"Banana"<text:span text:style-name="T2">,</text:span><text:span text:style-name="T5"><text:s/></text:span>"Apple"<text:span text:style-name="T2">,</text:span><text:span text:style-name="T5"><text:s/></text:span>"Mango";</text:p>
        </text:list-item>
        <text:list-item>
          <text:p text:style-name="P8"><text:span text:style-name="T5">$fruits </text:span><text:span text:style-name="T2">=</text:span><text:span text:style-name="T5"><text:s/></text:span><text:span text:style-name="T6">array</text:span><text:span text:style-name="T2">[</text:span>"Banana"<text:span text:style-name="T2">,</text:span><text:span text:style-name="T5"><text:s/></text:span>"Apple"<text:span text:style-name="T2">,</text:span><text:span text:style-name="T5"><text:s/></text:span>"Mango"<text:span text:style-name="T2">];</text:span></text:p>
        </text:list-item>
        <text:list-item>
          <text:p text:style-name="P8"><text:span text:style-name="T5">$fruits </text:span><text:span text:style-name="T2">=[</text:span>"Banana"<text:span text:style-name="T2">,</text:span><text:span text:style-name="T5"><text:s/></text:span>"Apple"<text:span text:style-name="T2">,</text:span><text:span text:style-name="T5"><text:s/></text:span>"Mango"<text:span text:style-name="T2">];</text:span></text:p>
        </text:list-item>
        <text:list-item>
          <text:p text:style-name="P8"><text:span text:style-name="T5">$fruits</text:span><text:span text:style-name="T2">(</text:span>"Banana"<text:span text:style-name="T2">,</text:span><text:span text:style-name="T5"><text:s/></text:span>"Apple"<text:span text:style-name="T2">,</text:span><text:span text:style-name="T5"><text:s/></text:span>"Mango"<text:span text:style-name="T2">);</text:span></text:p>
        </text:list-item>
      </text:list>
      <text:p text:style-name="P2"/>
      <text:p text:style-name="P2"/>
      <text:p text:style-name="P2"><text:span text:style-name="T1">6 (GIT)</text:span></text:p>
      <text:p text:style-name="P2">Citer 4 commandes usuelles de GIT + leur description rapide.</text:p>
      <text:p text:style-name="P2">Git clone : pour cloner un projet dans le local </text:p>
      <text:p text:style-name="P2">Git init : pour créer une nouvelle repository dans le locale </text:p>
      <text:p text:style-name="P2">Git branch [nom de la branch] : créer une nouvelle branche</text:p>
      <text:p text:style-name="P2">Git status : pour lister tous les fichiers modifiés et qui n’est pas encore valider.</text:p>
      <text:p text:style-name="P2"/>
      <text:p text:style-name="P2"/>
      <text:p text:style-name="P2"/>
      <text:p text:style-name="P2"/>
      <text:p text:style-name="P2"/>
      <text:p text:style-name="P2"><text:span text:style-name="T1">7 (HTML / CSS)</text:span></text:p>
      <text:p text:style-name="P2">Expliquer la différence (avec un exemple) entre une balise HTML et un attribut.</text:p>
      <text:p text:style-name="P9"><text:span text:style-name="T11">Les balises sont les bouts de code de la forme </text:span><text:span text:style-name="T12">&lt;balise&gt;</text:span><text:span text:style-name="T11"> qui encadrent un élément et qui définissent ce qu'est cet élément. </text:span></text:p>
      <text:p text:style-name="P9"><text:span text:style-name="T11">Par exemple : les balise &lt;p&gt; veut dire paragraphe qui travail en pair avec une ouverture de balise &lt;p&gt; le contenu de cette balise qui est un paragraphe et avec une fermeture &lt;/p&gt;, il y a aussi des balises seule comme &lt;img&gt; qui nous permet à insérer un element de type image. </text:span></text:p>
      <text:p text:style-name="P9"><text:span text:style-name="T11">Les attributs sont des informations complémentaires aux balises comme les attributs height, weight, qui aide à mieux preciser les propriétés d’un element de balise. </text:span></text:p>
      <text:p text:style-name="P9"><text:span text:style-name="T11">e.g. &lt;img src =“lol/j.peg height=“40” width=“40”&gt;</text:span></text:p>
      <text:p text:style-name="P9"><text:span text:style-name="T11">Ici le width definisse le largeur d’une image qui est la contenu de notre balise html&gt; </text:span></text:p>
      <text:p text:style-name="P2"/>
      <text:p text:style-name="P2"/>
      <text:p text:style-name="P2"/>
      <text:p text:style-name="P2"/>
      <text:p text:style-name="P2"/>
      <text:p text:style-name="P2"/>
      <text:p text:style-name="P2"><text:span text:style-name="T1">8 (Symfony)</text:span></text:p>
      <text:p text:style-name="P2">Quelle commande dans la console permet à Symfony de générer les tables en bases de données de notre application (hors options) ?</text:p>
      <text:p text:style-name="P2"/>
      <text:list text:style-name="L1">
        <text:list-item>
          <text:p text:style-name="P7">php bin/console symfony:database:generate</text:p>
        </text:list-item>
        <text:list-item>
          <text:p text:style-name="P7">php app/console doctrine:database:generate</text:p>
        </text:list-item>
        <text:list-item>
          <text:p text:style-name="P7">php bin/console doctrine:schema:update</text:p>
        </text:list-item>
        <text:list-item>
          <text:p text:style-name="P7">php bin/console database:schema:update</text:p>
        </text:list-item>
        <text:list-item>
          <text:p text:style-name="P7">php bin/console doctrine:generate:entities</text:p>
        </text:list-item>
      </text:list>
      <text:p text:style-name="P2"/>
      <text:p text:style-name="P10">doctrine:database:create<text:span text:style-name="T5"><text:s/></text:span></text:p>
      <text:p text:style-name="P2"/>
      <text:p text:style-name="P2"/>
      <text:p text:style-name="P2"><text:span text:style-name="T1">9 (Symfony)</text:span></text:p>
      <text:p text:style-name="P2">Quel composant, installé par défaut, de Symfony s’occupe de la partie MODEL de l’architecture MVC <text:s/>de notre application ?</text:p>
      <text:p text:style-name="P2"/>
      <text:p text:style-name="P2"/>
      <text:p text:style-name="P2">Doctrine</text:p>
      <text:p text:style-name="P2"/>
      <text:p text:style-name="P2"/>
      <text:p text:style-name="P2"/>
      <text:p text:style-name="P2"/>
      <text:p text:style-name="P2"/>
      <text:p text:style-name="P2"/>
      <text:p text:style-name="P2"/>
      <text:p text:style-name="P2"><text:span text:style-name="T1">10 (PHP)</text:span></text:p>
      <text:p text:style-name="P2">Quelle est la version majeure actuelle de PHP</text:p>
      <text:p text:style-name="P2"/>
      <text:list text:style-name="L1">
        <text:list-item>
          <text:p text:style-name="P7">5</text:p>
        </text:list-item>
        <text:list-item>
          <text:p text:style-name="P7">6</text:p>
        </text:list-item>
        <text:list-item>
          <text:p text:style-name="P7"><text:span text:style-name="T4">7</text:span></text:p>
        </text:list-item>
        <text:list-item>
          <text:p text:style-name="P7">8</text:p>
        </text:list-item>
      </text:list>
      <text:p text:style-name="P2"/>
      <text:p text:style-name="P2"><text:span text:style-name="T1">111 (POO)</text:span></text:p>
      <text:p text:style-name="P2">Que peut on trouver de définis dans une classe ?</text:p>
      <text:p text:style-name="P2"/>
      <text:p text:style-name="P2"/>
      <text:p text:style-name="P2"/>
      <text:p text:style-name="P2"/>
      <text:p text:style-name="P2"><text:span text:style-name="T1">13 (POO)</text:span></text:p>
      <text:p text:style-name="P11"><text:span text:style-name="T6">class</text:span><text:span text:style-name="T5"><text:s/></text:span>MyClass</text:p>
      <text:p text:style-name="P3">{</text:p>
      <text:p text:style-name="P3"><text:tab/><text:span text:style-name="T6">private</text:span><text:s/>$name;</text:p>
      <text:p text:style-name="P3"/>
      <text:p text:style-name="P3"><text:tab/><text:span text:style-name="T6">public</text:span><text:s/><text:span text:style-name="T6">function</text:span><text:s/>__construct<text:span text:style-name="T2">()</text:span></text:p>
      <text:p text:style-name="P3"><text:tab/>{</text:p>
      <text:p text:style-name="P3"><text:tab/><text:tab/>$this<text:span text:style-name="T2">-&gt;</text:span>name <text:span text:style-name="T2">=</text:span><text:s/><text:span text:style-name="T2">"</text:span>WCS<text:span text:style-name="T2">";</text:span></text:p>
      <text:p text:style-name="P12">}</text:p>
      <text:p text:style-name="P13">} </text:p>
      <text:p text:style-name="P2"/>
      <text:p text:style-name="P2">Que représente ici $this ? De quel type est il ?</text:p>
      <text:p text:style-name="P2"/>
      <text:p text:style-name="P2">$this fait reference à la class MyClass</text:p>
      <text:p text:style-name="P2"/>
      <text:p text:style-name="P2"/>
      <text:p text:style-name="P2"/>
      <text:p text:style-name="P2"/>
      <text:p text:style-name="P2"><text:span text:style-name="T1">14 (GIT) - Surlignez la/les bonne réponse(s)</text:span></text:p>
      <text:p text:style-name="P2">Comment créer un nouveau repository local ?</text:p>
      <text:p text:style-name="P2"/>
      <text:list text:style-name="L1">
        <text:list-item>
          <text:p text:style-name="P7">git start</text:p>
        </text:list-item>
        <text:list-item>
          <text:p text:style-name="P7"><text:span text:style-name="T4">git init</text:span></text:p>
        </text:list-item>
        <text:list-item>
          <text:p text:style-name="P7">git new origin</text:p>
        </text:list-item>
        <text:list-item>
          <text:p text:style-name="P7">git new master</text:p>
        </text:list-item>
      </text:list>
      <text:p text:style-name="P2"/>
      <text:p text:style-name="P2"/>
      <text:p text:style-name="P2"/>
      <text:p text:style-name="P2"/>
      <text:p text:style-name="P2"/>
      <text:p text:style-name="P2"/>
      <text:p text:style-name="P2"><text:span text:style-name="T1">15 (PHP) - Surlignez la/les bonne(s) réponse(s)</text:span></text:p>
      <text:p text:style-name="P2">En PHP, quel opérateur permet d’accéder aux propriétés et méthodes accessible d’un objet ?</text:p>
      <text:p text:style-name="P2"/>
      <text:list text:style-name="L1">
        <text:list-item>
          <text:p text:style-name="P7">.</text:p>
        </text:list-item>
        <text:list-item>
          <text:p text:style-name="P14"><text:span text:style-name="T4">-&gt;</text:span></text:p>
        </text:list-item>
        <text:list-item>
          <text:p text:style-name="P7">=</text:p>
        </text:list-item>
        <text:list-item>
          <text:p text:style-name="P14">::</text:p>
        </text:list-item>
      </text:list>
      <text:p text:style-name="P2"/>
      <text:p text:style-name="P2"/>
      <text:p text:style-name="P2"><text:span text:style-name="T1">16 (HTML / CSS)</text:span></text:p>
      <text:p text:style-name="P2">Expliquer le fonctionnement d’une balise &lt;form&gt; ainsi que ses divers attributs ou autres balises nécessaire ?</text:p>
      <text:p text:style-name="P2">En html, on utilise la balise &lt;form&gt; pour créer un formulaire. <text:s/>Attribut “action” permet à indiquer le fichier qui va traiter notre formulaire. En exemple, c’est index.php qui va traiter noter formulaire. Et on peut aussi indiquer via quelle method on veut envoyer les données de form. On peut le faire via method Get ou POST. <text:s/>A</text:p>
      <text:p text:style-name="P2"/>
      <text:p text:style-name="P2"/>
      <text:p text:style-name="P2">&lt;form action=“index.php” method=“POST”&gt;</text:p>
      <text:p text:style-name="P2">Contenu</text:p>
      <text:p text:style-name="P2">&lt;/form&gt;</text:p>
      <text:p text:style-name="P2"/>
      <text:p text:style-name="P2"/>
      <text:p text:style-name="P2"/>
      <text:p text:style-name="P2"/>
      <text:p text:style-name="P2"/>
      <text:p text:style-name="P2"><text:span text:style-name="T1">17 (POO)- Surlignez la/les bonne réponse(s)</text:span></text:p>
      <text:p text:style-name="P2">Considérant la classe Rectangle, si je souhaites que celle ci hérite des propriétés et méthodes de la classe Polygon, laquelle de ces options est la bonne ?</text:p>
      <text:p text:style-name="P2"/>
      <text:list text:style-name="L1">
        <text:list-item>
          <text:p text:style-name="P15">class<text:span text:style-name="T5"><text:s/></text:span><text:span text:style-name="T13">Rectangle</text:span><text:span text:style-name="T5"><text:s/></text:span>inherit<text:span text:style-name="T5"><text:s/></text:span><text:span text:style-name="T13">Polygon</text:span></text:p>
        </text:list-item>
        <text:list-item>
          <text:p text:style-name="P15"><text:span text:style-name="T4">class</text:span><text:span text:style-name="T9"><text:s/></text:span><text:span text:style-name="T14">Rectangle</text:span><text:span text:style-name="T9"><text:s/></text:span><text:span text:style-name="T4">extends</text:span><text:span text:style-name="T9"><text:s/></text:span><text:span text:style-name="T14">Polygon</text:span></text:p>
        </text:list-item>
        <text:list-item>
          <text:p text:style-name="P15">class<text:span text:style-name="T5"><text:s/></text:span><text:span text:style-name="T13">Polygon</text:span><text:span text:style-name="T5"><text:s/></text:span>implements<text:span text:style-name="T5"><text:s/></text:span><text:span text:style-name="T13">Rectangle</text:span></text:p>
        </text:list-item>
        <text:list-item>
          <text:p text:style-name="P15">class<text:span text:style-name="T5"><text:s/></text:span><text:span text:style-name="T13">Rectangle</text:span><text:span text:style-name="T5"><text:s/></text:span>include<text:span text:style-name="T5"><text:s/></text:span><text:span text:style-name="T13">Polyg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